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Arial1" svg:font-family="Arial" style:font-pitch="variable"/>
    <style:font-face style:name="Monaco1" svg:font-family="Monaco" style:font-pitch="variable"/>
    <style:font-face style:name="Monaco" svg:font-family="Monac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ize="18pt" fo:font-weight="bold" style:font-size-asian="18pt" style:font-weight-asian="bold" style:font-size-complex="18pt" style:font-weight-complex="bold"/>
    </style:style>
    <style:style style:name="P3" style:family="paragraph" style:parent-style-name="Standard">
      <style:text-properties style:font-name="Arial" fo:font-size="18pt" fo:font-weight="bold" officeooo:paragraph-rsid="000c13b9" style:font-size-asian="18pt" style:font-weight-asian="bold" style:font-size-complex="18pt" style:font-weight-complex="bold"/>
    </style:style>
    <style:style style:name="P4" style:family="paragraph" style:parent-style-name="Standard">
      <style:text-properties style:font-name="Arial" fo:font-size="18pt" fo:font-weight="bold" officeooo:rsid="000f336a" officeooo:paragraph-rsid="000f336a" style:font-size-asian="18pt" style:font-weight-asian="bold" style:font-size-complex="18pt" style:font-weight-complex="bold"/>
    </style:style>
    <style:style style:name="P5" style:family="paragraph" style:parent-style-name="Standard">
      <style:text-properties style:font-name="Arial" fo:font-size="18pt" fo:font-weight="bold" officeooo:rsid="000ed483" officeooo:paragraph-rsid="000f336a" style:font-size-asian="18pt" style:font-weight-asian="bold" style:font-size-complex="18pt" style:font-weight-complex="bold"/>
    </style:style>
    <style:style style:name="P6" style:family="paragraph" style:parent-style-name="Standard">
      <style:text-properties style:font-name="Arial" fo:font-size="18pt" fo:font-weight="bold" officeooo:rsid="000e574d" officeooo:paragraph-rsid="000e574d" style:font-size-asian="18pt" style:font-weight-asian="bold" style:font-size-complex="18pt" style:font-weight-complex="bold"/>
    </style:style>
    <style:style style:name="P7" style:family="paragraph" style:parent-style-name="Standard">
      <style:text-properties style:font-name="Arial" fo:font-size="18pt" fo:font-style="italic" fo:font-weight="bold" style:font-size-asian="18pt" style:font-style-asian="italic" style:font-weight-asian="bold" style:font-size-complex="18pt" style:font-style-complex="italic" style:font-weight-complex="bold"/>
    </style:style>
    <style:style style:name="P8" style:family="paragraph" style:parent-style-name="Standard">
      <style:text-properties style:font-name="Arial" fo:font-weight="bold" style:font-weight-asian="bold" style:font-weight-complex="bold"/>
    </style:style>
    <style:style style:name="P9" style:family="paragraph" style:parent-style-name="Standard">
      <style:text-properties style:font-name="Arial" fo:font-weight="bold" officeooo:paragraph-rsid="000ed483" style:font-weight-asian="bold" style:font-weight-complex="bold"/>
    </style:style>
    <style:style style:name="P10" style:family="paragraph" style:parent-style-name="Standard">
      <style:text-properties style:font-name="Arial" fo:font-weight="bold" officeooo:paragraph-rsid="000f336a" style:font-weight-asian="bold" style:font-weight-complex="bold"/>
    </style:style>
    <style:style style:name="P11" style:family="paragraph" style:parent-style-name="Standard">
      <style:text-properties style:font-name="Arial" officeooo:paragraph-rsid="000c13b9"/>
    </style:style>
    <style:style style:name="P12" style:family="paragraph" style:parent-style-name="Standard">
      <style:text-properties style:font-name="Arial" fo:font-size="12pt" fo:font-weight="bold" officeooo:paragraph-rsid="000e574d" style:font-size-asian="10.5pt" style:font-weight-asian="bold" style:font-size-complex="12pt" style:font-weight-complex="bold"/>
    </style:style>
    <style:style style:name="P13" style:family="paragraph" style:parent-style-name="Standard">
      <style:text-properties style:font-name="Arial" officeooo:rsid="000ed483" officeooo:paragraph-rsid="000ed483"/>
    </style:style>
    <style:style style:name="P14" style:family="paragraph" style:parent-style-name="Standard">
      <style:text-properties style:font-name="Arial" officeooo:paragraph-rsid="0010f675"/>
    </style:style>
    <style:style style:name="P15" style:family="paragraph" style:parent-style-name="Standard">
      <style:text-properties style:font-name="Arial" officeooo:rsid="0010f675" officeooo:paragraph-rsid="0010f675"/>
    </style:style>
    <style:style style:name="P16" style:family="paragraph" style:parent-style-name="Standard">
      <style:text-properties style:font-name="Arial" officeooo:paragraph-rsid="00256384"/>
    </style:style>
    <style:style style:name="P17" style:family="paragraph" style:parent-style-name="Standard">
      <style:text-properties style:font-name="Arial" officeooo:rsid="00303ec8" officeooo:paragraph-rsid="00303ec8"/>
    </style:style>
    <style:style style:name="P18" style:family="paragraph" style:parent-style-name="Standard">
      <style:text-properties style:font-name="Arial" officeooo:rsid="0031faa0" officeooo:paragraph-rsid="0031faa0"/>
    </style:style>
    <style:style style:name="P19" style:family="paragraph" style:parent-style-name="Standard">
      <style:text-properties style:font-name="Arial" officeooo:paragraph-rsid="003c9673"/>
    </style:style>
    <style:style style:name="P20" style:family="paragraph" style:parent-style-name="Standard">
      <style:text-properties style:font-name="Arial" officeooo:paragraph-rsid="001ff4a5"/>
    </style:style>
    <style:style style:name="P21" style:family="paragraph" style:parent-style-name="Standard">
      <style:text-properties style:font-name="Monaco"/>
    </style:style>
    <style:style style:name="P22" style:family="paragraph" style:parent-style-name="Standard">
      <style:text-properties style:font-name="Monaco" officeooo:rsid="000c13b9" officeooo:paragraph-rsid="000c13b9"/>
    </style:style>
    <style:style style:name="P23" style:family="paragraph" style:parent-style-name="Standard">
      <style:text-properties style:font-name="Monaco" officeooo:paragraph-rsid="00450ea1"/>
    </style:style>
    <style:style style:name="P24" style:family="paragraph" style:parent-style-name="Standard">
      <style:text-properties style:font-name="Monaco1" officeooo:rsid="0010f675" officeooo:paragraph-rsid="0010f675"/>
    </style:style>
    <style:style style:name="P25" style:family="paragraph" style:parent-style-name="Standard">
      <style:paragraph-properties fo:break-before="page"/>
      <style:text-properties style:font-name="Arial" fo:font-size="18pt" fo:font-weight="bold" style:font-size-asian="18pt" style:font-weight-asian="bold" style:font-size-complex="18pt" style:font-weight-complex="bold"/>
    </style:style>
    <style:style style:name="P26" style:family="paragraph" style:parent-style-name="Standard">
      <style:paragraph-properties fo:break-before="page"/>
      <style:text-properties style:font-name="Arial" fo:font-size="18pt" fo:font-weight="bold" officeooo:rsid="000e574d" officeooo:paragraph-rsid="000e574d" style:font-size-asian="18pt" style:font-weight-asian="bold" style:font-size-complex="18pt" style:font-weight-complex="bold"/>
    </style:style>
    <style:style style:name="P27" style:family="paragraph" style:parent-style-name="Standard" style:list-style-name="L1">
      <style:text-properties style:font-name="Arial"/>
    </style:style>
    <style:style style:name="P28" style:family="paragraph" style:parent-style-name="Standard" style:list-style-name="L1">
      <style:text-properties style:font-name="Arial" officeooo:paragraph-rsid="0007d7b8"/>
    </style:style>
    <style:style style:name="P29" style:family="paragraph" style:parent-style-name="Standard" style:list-style-name="L1">
      <style:text-properties style:font-name="Arial" officeooo:paragraph-rsid="0008a377"/>
    </style:style>
    <style:style style:name="P30" style:family="paragraph" style:parent-style-name="Standard">
      <style:paragraph-properties fo:text-align="start" style:justify-single-word="false"/>
      <style:text-properties style:font-name="Arial" fo:font-weight="bold" style:font-weight-asian="bold" style:font-weight-complex="bold"/>
    </style:style>
    <style:style style:name="T1" style:family="text">
      <style:text-properties fo:font-size="24pt" style:font-size-asian="24pt" style:font-size-complex="24pt"/>
    </style:style>
    <style:style style:name="T2" style:family="text">
      <style:text-properties fo:font-weight="normal" style:font-weight-asian="normal" style:font-weight-complex="normal"/>
    </style:style>
    <style:style style:name="T3" style:family="text">
      <style:text-properties fo:font-weight="normal" officeooo:rsid="001433d7"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font-name="Monaco"/>
    </style:style>
    <style:style style:name="T7" style:family="text">
      <style:text-properties style:font-name="Monaco" officeooo:rsid="0007d7b8"/>
    </style:style>
    <style:style style:name="T8" style:family="text">
      <style:text-properties style:font-name="Monaco" officeooo:rsid="000ac120"/>
    </style:style>
    <style:style style:name="T9" style:family="text">
      <style:text-properties style:font-name="Monaco" officeooo:rsid="000ad110"/>
    </style:style>
    <style:style style:name="T10" style:family="text">
      <style:text-properties style:font-name="Monaco" officeooo:rsid="000c13b9"/>
    </style:style>
    <style:style style:name="T11" style:family="text">
      <style:text-properties style:font-name="Monaco" officeooo:rsid="001a00e8"/>
    </style:style>
    <style:style style:name="T12" style:family="text">
      <style:text-properties style:font-name="Monaco" officeooo:rsid="003d5215"/>
    </style:style>
    <style:style style:name="T13" style:family="text">
      <style:text-properties style:font-name="Monaco" officeooo:rsid="0042e0fb"/>
    </style:style>
    <style:style style:name="T14" style:family="text">
      <style:text-properties style:font-name="Monaco" officeooo:rsid="00450ea1"/>
    </style:style>
    <style:style style:name="T15" style:family="text">
      <style:text-properties fo:font-size="36pt" style:font-size-asian="36pt" style:font-size-complex="36pt"/>
    </style:style>
    <style:style style:name="T16" style:family="text">
      <style:text-properties officeooo:rsid="0007d7b8"/>
    </style:style>
    <style:style style:name="T17" style:family="text">
      <style:text-properties style:font-name="Arial1"/>
    </style:style>
    <style:style style:name="T18" style:family="text">
      <style:text-properties style:font-name="Arial1" officeooo:rsid="0007d7b8"/>
    </style:style>
    <style:style style:name="T19" style:family="text">
      <style:text-properties style:font-name="Arial1" officeooo:rsid="0008a377"/>
    </style:style>
    <style:style style:name="T20" style:family="text">
      <style:text-properties style:font-name="Arial1" officeooo:rsid="000e06f3"/>
    </style:style>
    <style:style style:name="T21" style:family="text">
      <style:text-properties style:font-name="Arial1" officeooo:rsid="00184ab8"/>
    </style:style>
    <style:style style:name="T22" style:family="text">
      <style:text-properties style:font-name="Arial1" officeooo:rsid="0019ba56"/>
    </style:style>
    <style:style style:name="T23" style:family="text">
      <style:text-properties style:font-name="Arial1" officeooo:rsid="00256384"/>
    </style:style>
    <style:style style:name="T24" style:family="text">
      <style:text-properties style:font-name="Arial1" officeooo:rsid="001c3761"/>
    </style:style>
    <style:style style:name="T25" style:family="text">
      <style:text-properties style:font-name="Arial1" officeooo:rsid="0022c660"/>
    </style:style>
    <style:style style:name="T26" style:family="text">
      <style:text-properties officeooo:rsid="000ac120"/>
    </style:style>
    <style:style style:name="T27" style:family="text">
      <style:text-properties officeooo:rsid="000ad110"/>
    </style:style>
    <style:style style:name="T28" style:family="text">
      <style:text-properties style:font-name="Monaco1"/>
    </style:style>
    <style:style style:name="T29" style:family="text">
      <style:text-properties style:font-name="Monaco1" officeooo:rsid="000ad110"/>
    </style:style>
    <style:style style:name="T30" style:family="text">
      <style:text-properties style:font-name="Monaco1" officeooo:rsid="000e574d"/>
    </style:style>
    <style:style style:name="T31" style:family="text">
      <style:text-properties style:font-name="Monaco1" officeooo:rsid="0010f675"/>
    </style:style>
    <style:style style:name="T32" style:family="text">
      <style:text-properties style:font-name="Monaco1" fo:font-weight="normal" officeooo:rsid="0012989a" style:font-weight-asian="normal" style:font-weight-complex="normal"/>
    </style:style>
    <style:style style:name="T33" style:family="text">
      <style:text-properties style:font-name="Monaco1" officeooo:rsid="001a00e8"/>
    </style:style>
    <style:style style:name="T34" style:family="text">
      <style:text-properties officeooo:rsid="000c13b9"/>
    </style:style>
    <style:style style:name="T35" style:family="text">
      <style:text-properties officeooo:rsid="000e06f3"/>
    </style:style>
    <style:style style:name="T36" style:family="text">
      <style:text-properties officeooo:rsid="000e574d"/>
    </style:style>
    <style:style style:name="T37" style:family="text">
      <style:text-properties officeooo:rsid="000ed483"/>
    </style:style>
    <style:style style:name="T38" style:family="text">
      <style:text-properties officeooo:rsid="0010f675"/>
    </style:style>
    <style:style style:name="T39" style:family="text">
      <style:text-properties officeooo:rsid="0016589c"/>
    </style:style>
    <style:style style:name="T40" style:family="text">
      <style:text-properties officeooo:rsid="001a00e8"/>
    </style:style>
    <style:style style:name="T41" style:family="text">
      <style:text-properties officeooo:rsid="001ab8aa"/>
    </style:style>
    <style:style style:name="T42" style:family="text">
      <style:text-properties officeooo:rsid="001c3761"/>
    </style:style>
    <style:style style:name="T43" style:family="text">
      <style:text-properties officeooo:rsid="001e2fcd"/>
    </style:style>
    <style:style style:name="T44" style:family="text">
      <style:text-properties officeooo:rsid="0021662b"/>
    </style:style>
    <style:style style:name="T45" style:family="text">
      <style:text-properties officeooo:rsid="0022c660"/>
    </style:style>
    <style:style style:name="T46" style:family="text">
      <style:text-properties officeooo:rsid="0023dca9"/>
    </style:style>
    <style:style style:name="T47" style:family="text">
      <style:text-properties officeooo:rsid="00263ed7"/>
    </style:style>
    <style:style style:name="T48" style:family="text">
      <style:text-properties officeooo:rsid="0027c6b8"/>
    </style:style>
    <style:style style:name="T49" style:family="text">
      <style:text-properties officeooo:rsid="00289b51"/>
    </style:style>
    <style:style style:name="T50" style:family="text">
      <style:text-properties officeooo:rsid="002a22ef"/>
    </style:style>
    <style:style style:name="T51" style:family="text">
      <style:text-properties officeooo:rsid="002ebf18"/>
    </style:style>
    <style:style style:name="T52" style:family="text">
      <style:text-properties officeooo:rsid="0031038c"/>
    </style:style>
    <style:style style:name="T53" style:family="text">
      <style:text-properties officeooo:rsid="0036d534"/>
    </style:style>
    <style:style style:name="T54" style:family="text">
      <style:text-properties officeooo:rsid="003accd8"/>
    </style:style>
    <style:style style:name="T55" style:family="text">
      <style:text-properties officeooo:rsid="003b17ad"/>
    </style:style>
    <style:style style:name="T56" style:family="text">
      <style:text-properties officeooo:rsid="003d5215"/>
    </style:style>
    <style:style style:name="T57" style:family="text">
      <style:text-properties officeooo:rsid="003dc6a2"/>
    </style:style>
    <style:style style:name="T58" style:family="text">
      <style:text-properties officeooo:rsid="003e77c4"/>
    </style:style>
    <style:style style:name="T59" style:family="text">
      <style:text-properties officeooo:rsid="003fcdc2"/>
    </style:style>
    <style:style style:name="T60" style:family="text">
      <style:text-properties officeooo:rsid="00450ea1"/>
    </style:style>
    <style:style style:name="T61" style:family="text">
      <style:text-properties style:font-name="Arial" officeooo:rsid="00450ea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5">DRFX</text:span><text:span text:style-name="T1">: Dynamic Routing for FX</text:span></text:p>
      <text:p text:style-name="P1"/>
      <text:p text:style-name="P1"/>
      <text:p text:style-name="P1"/>
      <text:p text:style-name="P30"><text:span text:style-name="T32">[DRFX]</text:span><text:span text:style-name="T2"> is an abstraction that automatically creates a signal routing system and associated controls based on inputs and effect modules that you specify. This allows you to make any type of series or parallel connection chain between your inputs and effects, and change </text:span><text:span text:style-name="T3">routing</text:span><text:span text:style-name="T2"> on the fly. To use this system, you need to create your effect modules as sub-patches or abstractions that follow some basic conventions, which are described below. Effect modules will be referred to as </text:span><text:span text:style-name="T4">plugins </text:span><text:span text:style-name="T5">in the rest of this document, but have no relationship to VST, AAX, or AU plugins used in other digital audio workstation software.</text:span></text:p>
      <text:p text:style-name="P1"/>
      <text:p text:style-name="P1"/>
      <text:p text:style-name="P1"/>
      <text:p text:style-name="P2">Creating FX Plugins</text:p>
      <text:p text:style-name="P1"/>
      <text:p text:style-name="P1">The file PLUGIN-SHELL.pd in the plugins directory <text:span text:style-name="T39">illustrates how </text:span>to make a plugin called <text:span text:style-name="T6">fxname</text:span>. The best way to understand it is to look at the patch itself, but the most important things it contains are:</text:p>
      <text:p text:style-name="P1"/>
      <text:list xml:id="list3376302205" text:style-name="L1">
        <text:list-item>
          <text:p text:style-name="P27">a subpatch to do effect processing</text:p>
        </text:list-item>
        <text:list-item>
          <text:p text:style-name="P27">a [catch~] with a receive name argument <text:span text:style-name="T6">fxname-in</text:span></text:p>
        </text:list-item>
        <text:list-item>
          <text:p text:style-name="P27">a [send~] with a send name argument <text:span text:style-name="T6">fxname-out</text:span></text:p>
        </text:list-item>
        <text:list-item>
          <text:p text:style-name="P28">a [throw~] with a send name argumen<text:span text:style-name="T16">t of your choice (for the main audio output bus to the speakers).</text:span></text:p>
        </text:list-item>
        <text:list-item>
          <text:p text:style-name="P28">GUI controls for output gain, tap <text:span text:style-name="T16">output</text:span> gain, and all parameters needed for your effect</text:p>
          <text:list>
            <text:list-item>
              <text:p text:style-name="P29">notice that these controls have send/receive names that follow specific convention<text:span text:style-name="T53">s</text:span>, like: <text:span text:style-name="T6">fxname-out-gain</text:span> and <text:span text:style-name="T6">fxname-out-gain-set</text:span>. <text:span text:style-name="T16">These conventions must be followed exactly to enable </text:span><text:span text:style-name="T7">[DRFX]</text:span><text:span text:style-name="T18">’s </text:span><text:span text:style-name="T19">system for storing data </text:span><text:span text:style-name="T21">and</text:span><text:span text:style-name="T19"> exporting presets</text:span><text:span text:style-name="T22">.</text:span></text:p>
            </text:list-item>
          </text:list>
        </text:list-item>
      </text:list>
      <text:p text:style-name="P1"/>
      <text:p text:style-name="P1">You don't need to make your plugin an abstraction, but in most cases it makes sense to do so. That way, you can re-use it in various projects, or even within the same project if you need multiple plugins that do a specific type of processing. The PLUGIN-SHELL.pd example is intended to be an abstraction, and incorporates a symbolic creation argument into its send/receive names.</text:p>
      <text:p text:style-name="P1"/>
      <text:p text:style-name="P25">Specifying <text:span text:style-name="T26">Inputs</text:span></text:p>
      <text:p text:style-name="P1"/>
      <text:p text:style-name="P20"><text:span text:style-name="T40">Once you have created plugins, you can tell </text:span><text:span text:style-name="T11">[DRFX]</text:span><text:span text:style-name="T40"> about your input signals. </text:span>The <text:span text:style-name="T8">input-</text:span><text:span text:style-name="T6">list</text:span> message to <text:span text:style-name="T6">[DRFX]</text:span> <text:span text:style-name="T41">must</text:span> <text:span text:style-name="T43">specify</text:span> the send/receive name<text:span text:style-name="T26">s </text:span>of all <text:span text:style-name="T26">input signals you intend to send to the routing system</text:span>.<text:span text:style-name="T17"> </text:span><text:span text:style-name="T24">Input signals must be</text:span><text:span text:style-name="T17"> broadcast </text:span>via [send~] object<text:span text:style-name="T42">s.</text:span> The <text:span text:style-name="T11">[DRFX]</text:span><text:span text:style-name="T40"> help</text:span> patch broadcasts two input signals, named <text:span text:style-name="T13">sine</text:span><text:span text:style-name="T6">-</text:span><text:span text:style-name="T13">pulse</text:span> and <text:span text:style-name="T13">noise</text:span><text:span text:style-name="T6">-</text:span><text:span text:style-name="T13">pulse</text:span>, so th<text:span text:style-name="T27">e </text:span><text:span text:style-name="T9">input-</text:span><text:span text:style-name="T6">list</text:span> message is:</text:p>
      <text:p text:style-name="P1"/>
      <text:p text:style-name="P21">input-list sine-pulse noise-pulse</text:p>
      <text:p text:style-name="P1"/>
      <text:p text:style-name="P1"/>
      <text:p text:style-name="P1"/>
      <text:p text:style-name="P2">Specifying FX</text:p>
      <text:p text:style-name="P1"/>
      <text:p text:style-name="P19">The <text:span text:style-name="T6">fx-list</text:span> message to <text:span text:style-name="T6">[DRFX]</text:span> <text:span text:style-name="T44">must specify</text:span> the name<text:span text:style-name="T27">s</text:span> of all effect plugins. The <text:span text:style-name="T6">[DRFX]</text:span> <text:span text:style-name="T47">help</text:span> patch uses <text:span text:style-name="T60">8</text:span> plugins in the <text:span text:style-name="T6">[pd FX-plugins]</text:span> subpatch, named <text:span text:style-name="T6">echodel-A echodel-B phaser-A pitch-shift-A pulser-A reverb-A ring-mod-A </text:span><text:span text:style-name="T61">and</text:span><text:span text:style-name="T14"> sr-decimator-A</text:span><text:span text:style-name="T17">. </text:span><text:span text:style-name="T25">T</text:span><text:span text:style-name="T17">he</text:span> <text:span text:style-name="T45">appropriate</text:span> <text:span text:style-name="T29">fx</text:span><text:span text:style-name="T28">-list</text:span> message is <text:span text:style-name="T45">therefore</text:span>:</text:p>
      <text:p text:style-name="P1"/>
      <text:p text:style-name="P23">fx-list echodel-A echodel-B phaser-A pitch-shift-A pulser-A reverb-A ring-mod-A <text:span text:style-name="T60">sr-decimator-A</text:span></text:p>
      <text:p text:style-name="P1"/>
      <text:p text:style-name="P1"/>
      <text:p text:style-name="P1"/>
      <text:p text:style-name="P3">Specifying FX <text:span text:style-name="T34">Parameters</text:span></text:p>
      <text:p text:style-name="P11"/>
      <text:p text:style-name="P16">The <text:span text:style-name="T10">fx-params</text:span> message to <text:span text:style-name="T6">[DRFX]</text:span> <text:span text:style-name="T46">must specify</text:span> the send/receive name<text:span text:style-name="T27">s</text:span> of all effect <text:span text:style-name="T34">parameters</text:span>. T<text:span text:style-name="T35">he values associated with these send/receive names are monitored and stored internally so that routing and effect settings can be automatically exported as preset files</text:span><text:span text:style-name="T20">. Any number of parameters can be listed, and there is no restriction on naming. </text:span><text:span text:style-name="T23">In the </text:span><text:span text:style-name="T11">[DRFX]</text:span><text:span text:style-name="T40"> help patch, there are a total of 10 parameters for the 8 effect plugins, and the </text:span><text:span text:style-name="T33">fx-params</text:span><text:span text:style-name="T40"> message is:</text:span></text:p>
      <text:p text:style-name="P11"/>
      <text:p text:style-name="P22">fx-params echodel-A-deltime echodel-A-fdbk echodel-B-deltime echodel-B-fdbk phaser-A-rate pitch-shift-A-transpo pulser-A-rate reverb-A-rvb ring-mod-A-freq sr-decimator-A-rate</text:p>
      <text:p text:style-name="P1"/>
      <text:p text:style-name="P1"/>
      <text:p text:style-name="P6"/>
      <text:p text:style-name="P26">Creating the Matrix</text:p>
      <text:p text:style-name="P12"/>
      <text:p text:style-name="P1">When <text:span text:style-name="T36">the </text:span><text:span text:style-name="T30">input-list</text:span><text:span text:style-name="T36">, </text:span><text:span text:style-name="T30">fx-list</text:span><text:span text:style-name="T36">, and </text:span><text:span text:style-name="T30">fx-params</text:span><text:span text:style-name="T36"> messages have been sent, a matrix can be created with the </text:span><text:span text:style-name="T30">create</text:span><text:span text:style-name="T36"> method</text:span>. <text:span text:style-name="T36">This method initiates a dynamic patching process that creates all the routing objects, GUI controls, and internal storage needed for the specified system. The </text:span><text:span text:style-name="T30">destroy</text:span><text:span text:style-name="T36"> method clears all dynamically created content.</text:span></text:p>
      <text:p text:style-name="P1"/>
      <text:p text:style-name="P1"/>
      <text:p text:style-name="P1"/>
      <text:p text:style-name="P2">The Routing Matrix</text:p>
      <text:p text:style-name="P8"/>
      <text:p text:style-name="P1"><text:span text:style-name="T48">Once a routing system is created, t</text:span>he <text:span text:style-name="T6">matrix</text:span> message will bring up a subpatch containing the GUI routing matrix composed of toggles. This is automatically created based on your <text:span text:style-name="T37">input</text:span> and FX lists. You can manually click on routing matrix toggles to try out various connections; <text:span text:style-name="T49">however, t</text:span>he patch automatically creates send/receive names <text:span text:style-name="T54">in the properties of</text:span> all the toggles, <text:span text:style-name="T50">which</text:span> means <text:span text:style-name="T50">that</text:span> you can compose FX chains <text:span text:style-name="T55">directly </text:span>with messages.</text:p>
      <text:p text:style-name="P1"/>
      <text:p text:style-name="P1">For instance, to activate the toggle for a connection between <text:span text:style-name="T12">sine-pulse</text:span> and <text:span text:style-name="T6">ring-mod-</text:span><text:span text:style-name="T12">A</text:span>, you would send the message:</text:p>
      <text:p text:style-name="P1"/>
      <text:p text:style-name="P21"><text:span text:style-name="T57">sine-pulse</text:span>-ring-mod-<text:span text:style-name="T56">A</text:span>-switch-set 1;</text:p>
      <text:p text:style-name="P1"/>
      <text:p text:style-name="P14">You can deactivate the connection by sending a <text:span text:style-name="T28">0</text:span> instead. <text:span text:style-name="T38">The fade time of this connection is 40ms by default, but can be changed globally for all routing switches via the </text:span><text:span text:style-name="T31">global-ramp-time</text:span><text:span text:style-name="T38"> method. It is also possible to change the ramp time of any individual switch in the matrix with broadcast messages, e.g.:</text:span></text:p>
      <text:p text:style-name="P14"/>
      <text:p text:style-name="P24"><text:span text:style-name="T57">sine-pulse</text:span>-reverb-A-switch-ramp-time 15000;</text:p>
      <text:p text:style-name="P15"/>
      <text:p text:style-name="P14"><text:span text:style-name="T38">A full routing chain command should also address</text:span> the FX <text:span text:style-name="T6">out-gain</text:span> (which is the level of the signal sent out of the FX plugin before going to the next plugin in the chain) and the FX <text:span text:style-name="T6">tap-out-gain</text:span> (which is the level of the signal sent to the <text:span text:style-name="T38">main audio bus</text:span>). An example of a <text:span text:style-name="T51">basic </text:span>chain involving parallel and serial connections would be:</text:p>
      <text:p text:style-name="P1"/>
      <text:p text:style-name="P21"><text:span text:style-name="T58">sine-pulse</text:span>-ring-mod-A-switch-set 1;</text:p>
      <text:p text:style-name="P21">ring-mod-A-out-gain-set 100;</text:p>
      <text:p text:style-name="P21">ring-mod-A-reverb-A-switch-set 1;</text:p>
      <text:p text:style-name="P21">reverb-A-out-gain-set 100;</text:p>
      <text:p text:style-name="P21">reverb-A-tap-out-gain-set 96;</text:p>
      <text:p text:style-name="P21">;</text:p>
      <text:p text:style-name="P21"><text:span text:style-name="T58">sine-pulse</text:span>-echodel-A-switch-set 1;</text:p>
      <text:p text:style-name="P21">echodel-A-out-gain-set 100;</text:p>
      <text:p text:style-name="P21">echodel-A-tap-out-gain-set 92;</text:p>
      <text:p text:style-name="P1"/>
      <text:p text:style-name="P1"><text:soft-page-break/>Such a command could be in a message box connected to preset controls, but it could also be in a cue list <text:span text:style-name="T59">text file</text:span> loaded by the <text:span text:style-name="T6">[qlist]</text:span> object, which makes it possible to actualize very specific combinations of effects that change cue-by-cue in performance.</text:p>
      <text:p text:style-name="P1"/>
      <text:p text:style-name="P1"/>
      <text:p text:style-name="P1"/>
      <text:p text:style-name="P5">Exporting Preset Files</text:p>
      <text:p text:style-name="P9"/>
      <text:p text:style-name="P17">When using the routing matrix manually in order to explore various FX combinations, you can take a snapshot of all routing, gain, and FX parameter settings by using the <text:span text:style-name="T28">export</text:span> method. This method writes a text file containing the broadcast messages needed to recreate all settings. The file can be loaded directly with <text:span text:style-name="T28">[qlist]</text:span> in order to restore settings, or <text:span text:style-name="T52">its </text:span>text can be copied into message boxes directly <text:span text:style-name="T52">with</text:span>in your patch.</text:p>
      <text:p text:style-name="P13"/>
      <text:p text:style-name="P13"/>
      <text:p text:style-name="P13"/>
      <text:p text:style-name="P4">Additional Settings</text:p>
      <text:p text:style-name="P10"/>
      <text:p text:style-name="P18">Several convenience methods exist for clearing routing and muting outputs. These are specified in the <text:span text:style-name="T11">[DRFX]</text:span><text:span text:style-name="T40"> help</text:span> pat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Arial1" svg:font-family="Arial" style:font-pitch="variable"/>
    <style:font-face style:name="Monaco1" svg:font-family="Monaco" style:font-pitch="variable"/>
    <style:font-face style:name="Monaco" svg:font-family="Monac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iam Brent</meta:initial-creator>
    <meta:creation-date>2015-06-04T10:02:01</meta:creation-date>
    <dc:date>2018-03-25T22:20:51.007315523</dc:date>
    <meta:editing-duration>PT4H1M42S</meta:editing-duration>
    <meta:editing-cycles>78</meta:editing-cycles>
    <meta:generator>LibreOffice/5.4.2.2$MacOSX_X86_64 LibreOffice_project/22b09f6418e8c2d508a9eaf86b2399209b0990f4</meta:generator>
    <meta:document-statistic meta:table-count="0" meta:image-count="0" meta:object-count="0" meta:page-count="4" meta:paragraph-count="43" meta:word-count="932" meta:character-count="6037" meta:non-whitespace-character-count="5154"/>
  </office:meta>
</office:document-meta>
</file>